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4" style:family="table">
      <style:table-properties style:width="16.501cm" style:rel-width="100%" fo:margin-top="0cm" fo:margin-bottom="0cm" table:align="center" style:writing-mode="lr-tb"/>
    </style:style>
    <style:style style:name="Таблица4.A" style:family="table-column">
      <style:table-column-properties style:column-width="9.393cm" style:rel-column-width="5325*"/>
    </style:style>
    <style:style style:name="Таблица4.B" style:family="table-column">
      <style:table-column-properties style:column-width="3.609cm" style:rel-column-width="2046*"/>
    </style:style>
    <style:style style:name="Таблица4.C" style:family="table-column">
      <style:table-column-properties style:column-width="3.5cm" style:rel-column-width="1984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9cm" fo:padding-right="0.191cm" fo:padding-top="0cm" fo:padding-bottom="0cm" fo:border="0.5pt solid #00000a"/>
    </style:style>
    <style:style style:name="Таблица4.B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4.4" style:family="table-row">
      <style:table-row-properties style:min-row-height="1.244cm" fo:keep-together="auto"/>
    </style:style>
    <style:style style:name="Таблица4.11" style:family="table-row">
      <style:table-row-properties style:min-row-height="1.584cm" fo:keep-together="auto"/>
    </style:style>
    <style:style style:name="P1" style:family="paragraph" style:parent-style-name="Text_20_body">
      <style:paragraph-properties fo:line-height="100%" fo:text-align="center" style:justify-single-word="false" fo:orphans="2" fo:widows="2"/>
    </style:style>
    <style:style style:name="P2" style:family="paragraph" style:parent-style-name="Text_20_body">
      <style:paragraph-properties fo:line-height="100%" fo:text-align="justify" style:justify-single-word="false" fo:orphans="2" fo:widows="2"/>
    </style:style>
    <style:style style:name="P3" style:family="paragraph" style:parent-style-name="List_20_Paragraph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style:writing-mode="lr-tb"/>
      <style:text-properties officeooo:paragraph-rsid="00178d97"/>
    </style:style>
    <style:style style:name="P4" style:family="paragraph" style:parent-style-name="List_20_Paragraph"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break-before="page" style:writing-mode="lr-tb"/>
      <style:text-properties style:font-name="Times New Roman" officeooo:rsid="001333fc" officeooo:paragraph-rsid="00178d97" style:font-name-asian="Calibri" style:language-asian="en" style:country-asian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yle19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fo:font-size="14pt" style:font-size-asian="14pt" style:font-size-complex="14pt"/>
    </style:style>
    <style:style style:name="P7" style:family="paragraph" style:parent-style-name="Style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</style:style>
    <style:style style:name="P8" style:family="paragraph" style:parent-style-name="Style7">
      <style:paragraph-properties fo:margin-left="0cm" fo:margin-right="-0.002cm" fo:margin-top="0.372cm" fo:margin-bottom="0cm" loext:contextual-spacing="false" fo:text-align="center" style:justify-single-word="false" fo:orphans="2" fo:widows="2" fo:text-indent="0cm" style:auto-text-indent="false"/>
      <style:text-properties fo:font-size="14pt" style:font-size-asian="14pt" style:font-size-complex="14pt"/>
    </style:style>
    <style:style style:name="P9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9pt" style:font-size-asian="9pt" style:font-name-complex="Times New Roman2" style:font-size-complex="9pt"/>
    </style:style>
    <style:style style:name="P11" style:family="paragraph" style:parent-style-name="Style17">
      <style:paragraph-properties fo:line-height="100%" fo:orphans="2" fo:widows="2"/>
      <style:text-properties style:font-name="Times New Roman" fo:font-size="9pt" style:font-size-asian="9pt" style:font-name-complex="Times New Roman2" style:font-size-complex="9pt"/>
    </style:style>
    <style:style style:name="P12" style:family="paragraph" style:parent-style-name="Style17">
      <style:paragraph-properties fo:line-height="100%" fo:text-align="start" style:justify-single-word="false" fo:orphans="2" fo:widows="2"/>
    </style:style>
    <style:style style:name="P13" style:family="paragraph" style:parent-style-name="Style17">
      <style:paragraph-properties fo:line-height="100%" fo:text-align="start" style:justify-single-word="false" fo:orphans="2" fo:widows="2"/>
      <style:text-properties officeooo:paragraph-rsid="0011fc04"/>
    </style:style>
    <style:style style:name="P14" style:family="paragraph" style:parent-style-name="Style17">
      <style:paragraph-properties fo:line-height="100%" fo:text-align="start" style:justify-single-word="false" fo:orphans="2" fo:widows="2"/>
      <style:text-properties officeooo:paragraph-rsid="0019c085"/>
    </style:style>
    <style:style style:name="P15" style:family="paragraph" style:parent-style-name="Style17">
      <style:paragraph-properties fo:line-height="100%" fo:orphans="2" fo:widows="2"/>
    </style:style>
    <style:style style:name="P16" style:family="paragraph" style:parent-style-name="Style17">
      <style:paragraph-properties fo:line-height="100%" fo:orphans="2" fo:widows="2"/>
      <style:text-properties officeooo:paragraph-rsid="0011fc04"/>
    </style:style>
    <style:style style:name="P17" style:family="paragraph" style:parent-style-name="Style17">
      <style:paragraph-properties fo:line-height="100%" fo:text-align="justify" style:justify-single-word="false" fo:orphans="2" fo:widows="2"/>
    </style:style>
    <style:style style:name="P18" style:family="paragraph" style:parent-style-name="Style17">
      <style:paragraph-properties fo:line-height="100%" fo:text-align="justify" style:justify-single-word="false" fo:orphans="2" fo:widows="2"/>
      <style:text-properties officeooo:paragraph-rsid="001b635a"/>
    </style:style>
    <style:style style:name="P19" style:family="paragraph" style:parent-style-name="Style17">
      <style:paragraph-properties fo:line-height="100%" fo:text-align="justify" style:justify-single-word="false" fo:orphans="2" fo:widows="2"/>
      <style:text-properties officeooo:paragraph-rsid="0019c085"/>
    </style:style>
    <style:style style:name="P20" style:family="paragraph" style:parent-style-name="Style17">
      <style:paragraph-properties fo:line-height="100%" fo:text-align="justify" style:justify-single-word="false" fo:orphans="2" fo:widows="2"/>
      <style:text-properties officeooo:paragraph-rsid="00178d97"/>
    </style:style>
    <style:style style:name="P21" style:family="paragraph" style:parent-style-name="Style7">
      <style:paragraph-properties fo:line-height="100%" fo:text-align="center" style:justify-single-word="false" fo:orphans="2" fo:widows="2"/>
    </style:style>
    <style:style style:name="P22" style:family="paragraph" style:parent-style-name="Style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Liberation Serif" fo:font-size="14pt" style:font-size-asian="14pt" style:font-size-complex="14pt"/>
    </style:style>
    <style:style style:name="P23" style:family="paragraph" style:parent-style-name="Style19">
      <style:paragraph-properties fo:margin-top="0.635cm" fo:margin-bottom="0cm" loext:contextual-spacing="true" fo:line-height="100%" fo:text-align="center" style:justify-single-word="false" fo:orphans="2" fo:widows="2"/>
      <style:text-properties style:font-name="Liberation Serif" fo:font-size="14pt" style:font-size-asian="14pt" style:font-size-complex="14pt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Liberation Serif"/>
    </style:style>
    <style:style style:name="P25" style:family="paragraph" style:parent-style-name="List_20_Paragraph" style:list-style-name="WWNum29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 style:writing-mode="lr-tb"/>
      <style:text-properties style:font-name="Liberation Serif" style:font-name-asian="Calibri" style:language-asian="en" style:country-asian="US"/>
    </style:style>
    <style:style style:name="P26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officeooo:rsid="001333fc" officeooo:paragraph-rsid="00178d97" style:font-name-asian="Calibri" style:language-asian="en" style:country-asian="US"/>
    </style:style>
    <style:style style:name="P27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Liberation Serif" officeooo:paragraph-rsid="00178d97" style:font-name-asian="Calibri" style:language-asian="en" style:country-asian="US"/>
    </style:style>
    <style:style style:name="P28" style:family="paragraph" style:parent-style-name="Standard" style:master-page-name="Standard">
      <style:paragraph-properties fo:margin-top="0cm" fo:margin-bottom="0cm" loext:contextual-spacing="true" fo:text-align="center" style:justify-single-word="false" style:page-number="auto"/>
      <style:text-properties style:font-name="Liberation Serif" fo:font-size="13pt" style:font-size-asian="13pt" style:font-size-complex="13pt"/>
    </style:style>
    <style:style style:name="P29" style:family="paragraph" style:parent-style-name="Standard">
      <style:paragraph-properties fo:margin-top="0cm" fo:margin-bottom="0cm" loext:contextual-spacing="true" fo:text-align="center" style:justify-single-word="false"/>
      <style:text-properties style:font-name="Liberation Serif" fo:font-size="13pt" style:font-size-asian="13pt" style:font-size-complex="13pt"/>
    </style:style>
    <style:style style:name="P30" style:family="paragraph" style:parent-style-name="Standard">
      <style:text-properties style:font-name="Liberation Serif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Serif" fo:font-size="12p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Liberation Serif"/>
    </style:style>
    <style:style style:name="P33" style:family="paragraph" style:parent-style-name="Standard">
      <style:text-properties style:font-name="Liberation Serif" officeooo:rsid="001333fc" officeooo:paragraph-rsid="001333fc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weight="bold" officeooo:paragraph-rsid="0011fc04" style:font-name-asian="Calibri" style:language-asian="en" style:country-asian="US" style:font-weight-asian="bold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weight="bold" style:font-name-asian="Calibri" style:language-asian="en" style:country-asian="US" style:font-weight-asian="bold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style:font-name-asian="Calibri" style:language-asian="en" style:country-asian="US" style:font-size-complex="11pt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style:font-name="Liberation Serif" officeooo:rsid="001333fc" officeooo:paragraph-rsid="001333fc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writing-mode="lr-tb"/>
      <style:text-properties style:font-name="Liberation Serif" officeooo:rsid="00178d97" officeooo:paragraph-rsid="00178d97"/>
    </style:style>
    <style:style style:name="P40" style:family="paragraph" style:parent-style-name="Style17" style:list-style-name="L1">
      <style:paragraph-properties fo:line-height="100%" fo:text-align="start" style:justify-single-word="false" fo:orphans="2" fo:widows="2"/>
      <style:text-properties officeooo:paragraph-rsid="0019c085"/>
    </style:style>
    <style:style style:name="P41" style:family="paragraph" style:parent-style-name="Style17" style:list-style-name="L1">
      <style:paragraph-properties fo:line-height="100%" fo:text-align="start" style:justify-single-word="false" fo:orphans="2" fo:widows="2"/>
      <style:text-properties officeooo:paragraph-rsid="001b635a"/>
    </style:style>
    <style:style style:name="P42" style:family="paragraph" style:parent-style-name="Style17">
      <style:paragraph-properties fo:line-height="100%" fo:text-align="start" style:justify-single-word="false" fo:orphans="2" fo:widows="2"/>
      <style:text-properties style:font-name="Liberation Serif" fo:font-size="14pt" officeooo:paragraph-rsid="0011fc04" style:font-size-asian="14pt" style:font-name-complex="Times New Roman2" style:font-size-complex="14pt"/>
    </style:style>
    <style:style style:name="P43" style:family="paragraph" style:parent-style-name="Style17">
      <style:paragraph-properties fo:margin-left="0cm" fo:margin-right="-0.002cm" fo:margin-top="0cm" fo:margin-bottom="0cm" loext:contextual-spacing="true" fo:line-height="100%" fo:text-align="center" style:justify-single-word="false" fo:orphans="2" fo:widows="2" fo:text-indent="0cm" style:auto-text-indent="false"/>
      <style:text-properties style:font-name="Liberation Serif" fo:font-size="14pt" style:font-size-asian="14pt" style:font-name-complex="Times New Roman2" style:font-size-complex="14pt"/>
    </style:style>
    <style:style style:name="P44" style:family="paragraph" style:parent-style-name="Style17">
      <style:paragraph-properties fo:margin-left="0cm" fo:margin-right="-0.002cm" fo:line-height="0.423cm" fo:text-align="center" style:justify-single-word="false" fo:orphans="2" fo:widows="2" fo:text-indent="0cm" style:auto-text-indent="false"/>
      <style:text-properties style:font-name="Liberation Serif" fo:font-size="14pt" style:font-size-asian="14pt" style:font-name-complex="Times New Roman2" style:font-size-complex="14pt"/>
    </style:style>
    <style:style style:name="P45" style:family="paragraph" style:parent-style-name="TOC_20_Heading">
      <style:paragraph-properties fo:text-align="center" style:justify-single-word="false"/>
      <style:text-properties fo:color="#00000a" style:font-name="Liberation Serif" fo:font-size="14pt" fo:font-weight="bold" style:font-size-asian="14pt" style:font-weight-asian="bold" style:font-name-complex="Times New Roman2" style:font-size-complex="14pt"/>
    </style:style>
    <style:style style:name="P46" style:family="paragraph" style:parent-style-name="TOC_20_Heading">
      <style:paragraph-properties fo:text-align="center" style:justify-single-word="false" fo:break-before="page"/>
      <style:text-properties fo:color="#00000a" style:font-name="Liberation Serif" fo:font-size="14pt" fo:font-weight="bold" style:font-size-asian="14pt" style:font-weight-asian="bold" style:font-name-complex="Times New Roman2" style:font-size-complex="14pt"/>
    </style:style>
    <style:style style:name="P47" style:family="paragraph" style:parent-style-name="Text_20_body">
      <style:text-properties style:font-name="Liberation Serif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4pt" style:font-size-asian="14pt" style:font-size-complex="14pt"/>
    </style:style>
    <style:style style:name="P49" style:family="paragraph" style:parent-style-name="Text_20_body">
      <style:paragraph-properties fo:margin-left="0.7cm" fo:margin-right="0cm" fo:text-align="justify" style:justify-single-word="false" fo:text-indent="-0.7cm" style:auto-text-indent="false"/>
      <style:text-properties style:font-name="Liberation Serif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Liberation Seri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44a9b" style:font-size-asian="12pt" style:font-size-complex="12pt"/>
    </style:style>
    <style:style style:name="T3" style:family="text">
      <style:text-properties fo:font-size="12pt" fo:language="en" fo:country="US" officeooo:rsid="001de2d0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1fc04" style:font-size-asian="14pt" style:font-size-complex="14pt"/>
    </style:style>
    <style:style style:name="T6" style:family="text">
      <style:text-properties fo:font-size="14pt" officeooo:rsid="00178d97" style:font-size-asian="14pt" style:font-size-complex="14pt"/>
    </style:style>
    <style:style style:name="T7" style:family="text">
      <style:text-properties fo:font-size="14pt" officeooo:rsid="001f3cf9" style:font-size-asian="14pt" style:font-size-complex="14pt"/>
    </style:style>
    <style:style style:name="T8" style:family="text">
      <style:text-properties fo:font-size="14pt" style:font-size-asian="14pt" style:font-name-complex="Times New Roman2" style:font-size-complex="14pt"/>
    </style:style>
    <style:style style:name="T9" style:family="text">
      <style:text-properties fo:font-size="14pt" officeooo:rsid="001333fc" style:font-size-asian="14pt" style:font-name-complex="Times New Roman2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78d97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14" style:family="text">
      <style:text-properties fo:font-size="14pt" fo:font-weight="bold" style:font-size-asian="12.25pt" style:font-weight-asian="bold" style:font-name-complex="Times New Roman2" style:font-size-complex="14pt" style:font-weight-complex="bold"/>
    </style:style>
    <style:style style:name="T15" style:family="text">
      <style:text-properties fo:font-size="14pt" style:font-size-asian="12.25pt" style:font-name-complex="Times New Roman2" style:font-size-complex="14pt"/>
    </style:style>
    <style:style style:name="T16" style:family="text">
      <style:text-properties fo:font-size="14pt" officeooo:rsid="00178d97" style:font-size-asian="12.25pt" style:font-name-complex="Times New Roman2" style:font-size-complex="14pt"/>
    </style:style>
    <style:style style:name="T17" style:family="text">
      <style:text-properties fo:font-size="14pt" officeooo:rsid="0017c778" style:font-size-asian="12.25pt" style:font-name-complex="Times New Roman2" style:font-size-complex="14pt"/>
    </style:style>
    <style:style style:name="T18" style:family="text">
      <style:text-properties fo:font-size="14pt" officeooo:rsid="0019c085" style:font-size-asian="12.25pt" style:font-name-complex="Times New Roman2" style:font-size-complex="14pt"/>
    </style:style>
    <style:style style:name="T19" style:family="text">
      <style:text-properties fo:font-size="14pt" officeooo:rsid="001b635a" style:font-size-asian="12.25pt" style:font-name-complex="Times New Roman2" style:font-size-complex="14pt"/>
    </style:style>
    <style:style style:name="T20" style:family="text">
      <style:text-properties fo:font-size="14pt" officeooo:rsid="00178d97" style:font-name-asian="Times New Roman1" style:font-size-asian="12.25pt" style:font-name-complex="Times New Roman1" style:font-size-complex="14pt"/>
    </style:style>
    <style:style style:name="T21" style:family="text">
      <style:text-properties fo:font-size="14pt" officeooo:rsid="00178d97" style:font-name-asian="Times New Roman2" style:font-size-asian="12.25pt" style:font-name-complex="Times New Roman2" style:font-size-complex="14pt"/>
    </style:style>
    <style:style style:name="T22" style:family="text">
      <style:text-properties fo:font-size="14pt" fo:language="en" fo:country="US" officeooo:rsid="0019c085" style:font-size-asian="12.25pt" style:font-name-complex="Times New Roman2" style:font-size-complex="14pt"/>
    </style:style>
    <style:style style:name="T23" style:family="text">
      <style:text-properties fo:font-size="14pt" fo:language="en" fo:country="US" fo:font-weight="normal" officeooo:rsid="001b635a" style:font-size-asian="12.25pt" style:font-weight-asian="normal" style:font-name-complex="Times New Roman2" style:font-size-complex="14pt" style:font-weight-complex="normal"/>
    </style:style>
    <style:style style:name="T24" style:family="text">
      <style:text-properties fo:font-size="14pt" fo:language="en" fo:country="US" fo:font-weight="normal" officeooo:rsid="00178d97" style:font-name-asian="Times New Roman1" style:font-size-asian="12.25pt" style:font-weight-asian="normal" style:font-name-complex="Times New Roman1" style:font-size-complex="14pt" style:font-weight-complex="normal"/>
    </style:style>
    <style:style style:name="T25" style:family="text">
      <style:text-properties fo:font-size="14pt" fo:language="ru" fo:country="RU" officeooo:rsid="0019c085" style:font-size-asian="12.25pt" style:font-name-complex="Times New Roman2" style:font-size-complex="14pt"/>
    </style:style>
    <style:style style:name="T26" style:family="text">
      <style:text-properties fo:font-size="14pt" fo:language="ru" fo:country="RU" fo:font-weight="normal" officeooo:rsid="001b635a" style:font-name-asian="Times New Roman1" style:font-size-asian="12.25pt" style:font-weight-asian="normal" style:font-name-complex="Times New Roman1" style:font-size-complex="14pt" style:font-weight-complex="normal"/>
    </style:style>
    <style:style style:name="T27" style:family="text">
      <style:text-properties fo:font-size="14pt" fo:language="ru" fo:country="RU" fo:font-weight="normal" officeooo:rsid="001b635a" style:font-size-asian="12.25pt" style:font-weight-asian="normal" style:font-name-complex="Times New Roman2" style:font-size-complex="14pt" style:font-weight-complex="normal"/>
    </style:style>
    <style:style style:name="T28" style:family="text">
      <style:text-properties fo:font-size="14pt" fo:font-weight="normal" officeooo:rsid="001b635a" style:font-size-asian="14pt" style:font-weight-asian="normal" style:font-name-complex="Times New Roman2" style:font-size-complex="14pt" style:font-weight-complex="normal"/>
    </style:style>
    <style:style style:name="T29" style:family="text">
      <style:text-properties fo:font-size="14pt" fo:font-weight="normal" officeooo:rsid="001b635a" style:font-size-asian="12.25pt" style:font-weight-asian="normal" style:font-name-complex="Times New Roman2" style:font-size-complex="14pt" style:font-weight-complex="normal"/>
    </style:style>
    <style:style style:name="T30" style:family="text">
      <style:text-properties fo:color="#000000" style:font-name="Times New Roman" fo:font-size="14pt" fo:font-weight="normal" officeooo:rsid="001b635a" style:font-size-asian="14pt" style:font-weight-asian="normal" style:font-name-complex="Times New Roman2" style:font-size-complex="14pt" style:font-weight-complex="normal"/>
    </style:style>
    <style:style style:name="T31" style:family="text">
      <style:text-properties fo:color="#000000" style:font-name="Times New Roman" fo:font-size="14pt" fo:language="ru" fo:country="RU" fo:font-weight="normal" officeooo:rsid="001b635a" style:font-size-asian="12.25pt" style:font-weight-asian="normal" style:font-name-complex="Times New Roman2" style:font-size-complex="14pt" style:font-weight-complex="normal"/>
    </style:style>
    <style:style style:name="T32" style:family="text">
      <style:text-properties fo:color="#000000" style:text-underline-style="solid" style:text-underline-width="auto" style:text-underline-color="font-color"/>
    </style:style>
    <style:style style:name="T3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color="#000000" fo:font-size="14pt" fo:language="ru" fo:country="RU" fo:font-weight="normal" officeooo:rsid="001b635a" style:font-size-asian="12.25pt" style:font-weight-asian="normal" style:font-name-complex="Times New Roman2" style:font-size-complex="14pt" style:font-weight-complex="normal"/>
    </style:style>
    <style:style style:name="T35" style:family="text">
      <style:text-properties fo:color="#000000" fo:font-size="14pt" fo:font-weight="normal" officeooo:rsid="001b635a" style:font-size-asian="14pt" style:font-weight-asian="normal" style:font-name-complex="Times New Roman2" style:font-size-complex="14pt" style:font-weight-complex="normal"/>
    </style:style>
    <style:style style:name="T36" style:family="text">
      <style:text-properties fo:color="#000000" style:font-name="Liberation Serif" style:text-underline-style="solid" style:text-underline-width="auto" style:text-underline-color="font-color"/>
    </style:style>
    <style:style style:name="T37" style:family="text">
      <style:text-properties fo:color="#000000"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color="#000000" style:font-name="Liberation Serif" fo:font-size="14pt" fo:language="ru" fo:country="RU" fo:font-weight="normal" officeooo:rsid="001b635a" style:font-size-asian="12.25pt" style:font-weight-asian="normal" style:font-name-complex="Times New Roman2" style:font-size-complex="14pt" style:font-weight-complex="normal"/>
    </style:style>
    <style:style style:name="T39" style:family="text">
      <style:text-properties fo:color="#000000" style:font-name="Liberation Serif" fo:font-size="14pt" fo:font-weight="normal" officeooo:rsid="001b635a" style:font-size-asian="14pt" style:font-weight-asian="normal" style:font-name-complex="Times New Roman2" style:font-size-complex="14pt" style:font-weight-complex="normal"/>
    </style:style>
    <style:style style:name="T40" style:family="text">
      <style:text-properties style:font-name="Times New Roman" fo:font-size="14pt" style:font-size-asian="14pt" style:font-name-complex="Times New Roman2" style:font-size-complex="14pt"/>
    </style:style>
    <style:style style:name="T41" style:family="text">
      <style:text-properties style:font-name="Times New Roman" fo:font-size="14pt" officeooo:rsid="001333fc" style:font-size-asian="14pt" style:font-name-complex="Times New Roman2" style:font-size-complex="14pt"/>
    </style:style>
    <style:style style:name="T42" style:family="text">
      <style:text-properties style:font-name="Times New Roman" fo:font-size="14pt" style:font-size-asian="12.25pt" style:font-name-complex="Times New Roman2" style:font-size-complex="14pt"/>
    </style:style>
    <style:style style:name="T43" style:family="text">
      <style:text-properties style:font-name="Times New Roman" fo:font-size="14pt" officeooo:rsid="00178d97" style:font-size-asian="12.25pt" style:font-name-complex="Times New Roman2" style:font-size-complex="14pt"/>
    </style:style>
    <style:style style:name="T44" style:family="text">
      <style:text-properties style:font-name="Times New Roman" fo:font-size="14pt" officeooo:rsid="0017c778" style:font-size-asian="12.25pt" style:font-name-complex="Times New Roman2" style:font-size-complex="14pt"/>
    </style:style>
    <style:style style:name="T45" style:family="text">
      <style:text-properties style:font-name="Times New Roman" fo:font-size="14pt" officeooo:rsid="0019c085" style:font-size-asian="12.25pt" style:font-name-complex="Times New Roman2" style:font-size-complex="14pt"/>
    </style:style>
    <style:style style:name="T46" style:family="text">
      <style:text-properties style:font-name="Times New Roman" fo:font-size="14pt" officeooo:rsid="001b635a" style:font-size-asian="12.25pt" style:font-name-complex="Times New Roman2" style:font-size-complex="14pt"/>
    </style:style>
    <style:style style:name="T47" style:family="text">
      <style:text-properties style:font-name="Times New Roman" fo:font-size="14pt" officeooo:rsid="00178d97" style:font-name-asian="Times New Roman2" style:font-size-asian="12.25pt" style:font-name-complex="Times New Roman2" style:font-size-complex="14pt"/>
    </style:style>
    <style:style style:name="T48" style:family="text">
      <style:text-properties style:font-name="Times New Roman" fo:font-size="14pt" fo:font-weight="bold" style:font-size-asian="12.25pt" style:font-weight-asian="bold" style:font-name-complex="Times New Roman2" style:font-size-complex="14pt" style:font-weight-complex="bold"/>
    </style:style>
    <style:style style:name="T4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0" style:family="text">
      <style:text-properties style:font-name="Times New Roman" fo:font-size="14pt" fo:font-weight="bold" officeooo:rsid="00178d97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52" style:family="text">
      <style:text-properties style:font-name="Times New Roman" fo:font-size="14pt" fo:language="en" fo:country="US" officeooo:rsid="0019c085" style:font-size-asian="12.25pt" style:font-name-complex="Times New Roman2" style:font-size-complex="14pt"/>
    </style:style>
    <style:style style:name="T53" style:family="text">
      <style:text-properties style:font-name="Times New Roman" fo:font-size="14pt" fo:language="en" fo:country="US" fo:font-weight="normal" officeooo:rsid="001b635a" style:font-size-asian="12.25pt" style:font-weight-asian="normal" style:font-name-complex="Times New Roman2" style:font-size-complex="14pt" style:font-weight-complex="normal"/>
    </style:style>
    <style:style style:name="T54" style:family="text">
      <style:text-properties style:font-name="Times New Roman" fo:font-size="14pt" fo:language="ru" fo:country="RU" officeooo:rsid="0019c085" style:font-size-asian="12.25pt" style:font-name-complex="Times New Roman2" style:font-size-complex="14pt"/>
    </style:style>
    <style:style style:name="T55" style:family="text">
      <style:text-properties style:font-name="Times New Roman" fo:font-size="14pt" fo:language="ru" fo:country="RU" fo:font-weight="normal" officeooo:rsid="001b635a" style:font-size-asian="12.25pt" style:font-weight-asian="normal" style:font-name-complex="Times New Roman2" style:font-size-complex="14pt" style:font-weight-complex="normal"/>
    </style:style>
    <style:style style:name="T56" style:family="text">
      <style:text-properties style:font-name="Times New Roman" fo:font-size="14pt" fo:font-weight="normal" officeooo:rsid="001b635a" style:font-size-asian="12.25pt" style:font-weight-asian="normal" style:font-name-complex="Times New Roman2" style:font-size-complex="14pt" style:font-weight-complex="normal"/>
    </style:style>
    <style:style style:name="T57" style:family="text">
      <style:text-properties style:font-name="Times New Roman" fo:font-size="14pt" fo:font-weight="normal" officeooo:rsid="001b635a" style:font-size-asian="14pt" style:font-weight-asian="normal" style:font-name-complex="Times New Roman2" style:font-size-complex="14pt" style:font-weight-complex="normal"/>
    </style:style>
    <style:style style:name="T58" style:family="text">
      <style:text-properties style:font-name="Times New Roman" fo:font-size="9pt" style:font-size-asian="9pt" style:font-name-complex="Times New Roman2" style:font-size-complex="9pt"/>
    </style:style>
    <style:style style:name="T59" style:family="text">
      <style:text-properties fo:language="en" fo:country="US"/>
    </style:style>
    <style:style style:name="T60" style:family="text">
      <style:text-properties fo:language="en" fo:country="US" style:text-underline-style="solid" style:text-underline-width="auto" style:text-underline-color="font-color"/>
    </style:style>
    <style:style style:name="T61" style:family="text">
      <style:text-properties fo:language="en" fo:country="US" style:text-underline-style="solid" style:text-underline-width="auto" style:text-underline-color="font-color" officeooo:rsid="001333fc"/>
    </style:style>
    <style:style style:name="T62" style:family="text">
      <style:text-properties fo:language="en" fo:country="US" style:text-underline-style="solid" style:text-underline-width="auto" style:text-underline-color="font-color" officeooo:rsid="001de2d0"/>
    </style:style>
    <style:style style:name="T63" style:family="text">
      <style:text-properties fo:language="en" fo:country="US" style:text-underline-style="solid" style:text-underline-width="auto" style:text-underline-color="font-color" officeooo:rsid="001f3cf9"/>
    </style:style>
    <style:style style:name="T64" style:family="text">
      <style:text-properties fo:color="#00000a" style:font-name="Times New Roman" fo:font-size="14pt" fo:font-weight="bold" style:font-size-asian="14pt" style:font-weight-asian="bold" style:font-name-complex="Times New Roman2" style:font-size-complex="14pt"/>
    </style:style>
    <style:style style:name="T65" style:family="text">
      <style:text-properties fo:color="#00000a" fo:font-size="14pt" fo:font-weight="bold" style:font-size-asian="14pt" style:font-weight-asian="bold" style:font-name-complex="Times New Roman2" style:font-size-complex="14pt"/>
    </style:style>
    <style:style style:name="T66" style:family="text">
      <style:text-properties fo:color="#00000a" fo:font-size="14pt" fo:font-weight="bold" officeooo:rsid="001f3cf9" style:font-size-asian="14pt" style:font-weight-asian="bold" style:font-name-complex="Times New Roman2" style:font-size-complex="14pt"/>
    </style:style>
    <style:style style:name="T67" style:family="text">
      <style:text-properties fo:color="#ff0000" style:font-name="Times New Roman" fo:font-size="14pt" style:font-size-asian="14pt" style:font-name-complex="Times New Roman2" style:font-size-complex="14pt"/>
    </style:style>
    <style:style style:name="T68" style:family="text">
      <style:text-properties fo:color="#ff0000" style:text-underline-style="none"/>
    </style:style>
    <style:style style:name="T69" style:family="text">
      <style:text-properties fo:color="#ff0000" style:text-underline-style="none" fo:background-color="#ffff00" loext:char-shading-value="0"/>
    </style:style>
    <style:style style:name="T70" style:family="text">
      <style:text-properties fo:color="#ff0000" style:text-underline-style="none" fo:background-color="#ffff00" loext:char-shading-value="0"/>
    </style:style>
    <style:style style:name="T71" style:family="text">
      <style:text-properties fo:color="#ff0000" fo:font-size="14pt" style:font-size-asian="14pt" style:font-name-complex="Times New Roman2" style:font-size-complex="14pt"/>
    </style:style>
    <style:style style:name="T72" style:family="text">
      <style:text-properties fo:color="#ff0000" style:font-name="Liberation Serif" fo:font-size="14pt" style:font-size-asian="14pt" style:font-name-complex="Times New Roman2" style:font-size-complex="14pt"/>
    </style:style>
    <style:style style:name="T73" style:family="text">
      <style:text-properties fo:color="#ff0000" style:font-name="Liberation Serif" fo:font-size="14pt" officeooo:rsid="001f3cf9" style:font-size-asian="14pt" style:font-name-complex="Times New Roman2" style:font-size-complex="14pt"/>
    </style:style>
    <style:style style:name="T74" style:family="text">
      <style:text-properties fo:color="#ff0000" style:font-name="Liberation Serif" fo:font-size="14pt" fo:background-color="#ffff00" loext:char-shading-value="0" style:font-size-asian="14pt" style:font-name-complex="Times New Roman2" style:font-size-complex="14pt"/>
    </style:style>
    <style:style style:name="T75" style:family="text">
      <style:text-properties fo:color="#ff0000" style:font-name="Liberation Serif" fo:font-size="14pt" fo:background-color="#ffff00" loext:char-shading-value="0" style:font-size-asian="14pt" style:font-name-complex="Times New Roman2" style:font-size-complex="14pt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officeooo:rsid="0011fc04"/>
    </style:style>
    <style:style style:name="T78" style:family="text">
      <style:text-properties fo:font-size="13pt" style:font-size-asian="13pt" style:font-size-complex="13pt"/>
    </style:style>
    <style:style style:name="T79" style:family="text">
      <style:text-properties style:font-name="Times New Roman1" fo:font-size="14pt" officeooo:rsid="00178d97" style:font-name-asian="Times New Roman1" style:font-size-asian="12.25pt" style:font-name-complex="Times New Roman1" style:font-size-complex="14pt"/>
    </style:style>
    <style:style style:name="T80" style:family="text">
      <style:text-properties style:font-name="Times New Roman1" fo:font-size="14pt" fo:language="en" fo:country="US" fo:font-weight="normal" officeooo:rsid="00178d97" style:font-name-asian="Times New Roman1" style:font-size-asian="12.25pt" style:font-weight-asian="normal" style:font-name-complex="Times New Roman1" style:font-size-complex="14pt" style:font-weight-complex="normal"/>
    </style:style>
    <style:style style:name="T81" style:family="text">
      <style:text-properties style:font-name="Times New Roman1" fo:font-size="14pt" fo:language="ru" fo:country="RU" fo:font-weight="normal" officeooo:rsid="001b635a" style:font-name-asian="Times New Roman1" style:font-size-asian="12.25pt" style:font-weight-asian="normal" style:font-name-complex="Times New Roman1" style:font-size-complex="14pt" style:font-weight-complex="normal"/>
    </style:style>
    <style:style style:name="T82" style:family="text">
      <style:text-properties fo:font-variant="normal" fo:text-transform="none"/>
    </style:style>
    <style:style style:name="T83" style:family="text">
      <style:text-properties fo:font-variant="normal" fo:text-transform="none" fo:language="en" fo:country="US"/>
    </style:style>
    <style:style style:name="T84" style:family="text">
      <style:text-properties fo:font-style="italic"/>
    </style:style>
    <style:style style:name="T85" style:family="text">
      <style:text-properties style:font-name="Courier New" fo:font-size="11pt"/>
    </style:style>
    <style:style style:name="T86" style:family="text">
      <style:text-properties style:font-name="Courier New" fo:font-size="11pt" fo:language="en" fo:country="US"/>
    </style:style>
    <style:style style:name="T87" style:family="text">
      <style:text-properties fo:font-size="9pt" style:font-size-asian="9pt" style:font-name-complex="Times New Roman2" style:font-size-complex="9pt"/>
    </style:style>
    <style:style style:name="T88" style:family="text">
      <style:text-properties fo:font-size="11pt"/>
    </style:style>
    <style:style style:name="T89" style:family="text">
      <style:text-properties fo:font-size="11pt" fo:language="en" fo:country="US"/>
    </style:style>
    <style:style style:name="T90" style:family="text">
      <style:text-properties style:font-name="Liberation Serif"/>
    </style:style>
    <style:style style:name="T91" style:family="text">
      <style:text-properties style:font-name="Liberation Serif" fo:font-size="14pt" fo:font-weight="bold" style:font-size-asian="14pt" style:font-weight-asian="bold" style:font-size-complex="14pt"/>
    </style:style>
    <style:style style:name="T9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93" style:family="text">
      <style:text-properties style:font-name="Liberation Serif" fo:font-size="14pt" fo:font-weight="bold" officeooo:rsid="00178d97" style:font-size-asian="14pt" style:font-weight-asian="bold" style:font-size-complex="14pt" style:font-weight-complex="bold"/>
    </style:style>
    <style:style style:name="T94" style:family="text">
      <style:text-properties style:font-name="Liberation Serif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95" style:family="text">
      <style:text-properties style:font-name="Liberation Serif" fo:font-size="14pt" fo:font-weight="bold" style:font-size-asian="12.25pt" style:font-weight-asian="bold" style:font-name-complex="Times New Roman2" style:font-size-complex="14pt" style:font-weight-complex="bold"/>
    </style:style>
    <style:style style:name="T96" style:family="text">
      <style:text-properties style:font-name="Liberation Serif" fo:font-size="14pt" style:font-size-asian="14pt" style:font-name-complex="Times New Roman2" style:font-size-complex="14pt"/>
    </style:style>
    <style:style style:name="T97" style:family="text">
      <style:text-properties style:font-name="Liberation Serif" fo:font-size="14pt" officeooo:rsid="001333fc" style:font-size-asian="14pt" style:font-name-complex="Times New Roman2" style:font-size-complex="14pt"/>
    </style:style>
    <style:style style:name="T98" style:family="text">
      <style:text-properties style:font-name="Liberation Serif" fo:font-size="14pt" officeooo:rsid="001f3cf9" style:font-size-asian="14pt" style:font-name-complex="Times New Roman2" style:font-size-complex="14pt"/>
    </style:style>
    <style:style style:name="T99" style:family="text">
      <style:text-properties style:font-name="Liberation Serif" fo:font-size="14pt" style:font-size-asian="12.25pt" style:font-name-complex="Times New Roman2" style:font-size-complex="14pt"/>
    </style:style>
    <style:style style:name="T100" style:family="text">
      <style:text-properties style:font-name="Liberation Serif" fo:font-size="14pt" officeooo:rsid="00178d97" style:font-size-asian="12.25pt" style:font-name-complex="Times New Roman2" style:font-size-complex="14pt"/>
    </style:style>
    <style:style style:name="T101" style:family="text">
      <style:text-properties style:font-name="Liberation Serif" fo:font-size="14pt" officeooo:rsid="0017c778" style:font-size-asian="12.25pt" style:font-name-complex="Times New Roman2" style:font-size-complex="14pt"/>
    </style:style>
    <style:style style:name="T102" style:family="text">
      <style:text-properties style:font-name="Liberation Serif" fo:font-size="14pt" officeooo:rsid="0019c085" style:font-size-asian="12.25pt" style:font-name-complex="Times New Roman2" style:font-size-complex="14pt"/>
    </style:style>
    <style:style style:name="T103" style:family="text">
      <style:text-properties style:font-name="Liberation Serif" fo:font-size="14pt" officeooo:rsid="001b635a" style:font-size-asian="12.25pt" style:font-name-complex="Times New Roman2" style:font-size-complex="14pt"/>
    </style:style>
    <style:style style:name="T104" style:family="text">
      <style:text-properties style:font-name="Liberation Serif" fo:font-size="14pt" officeooo:rsid="00178d97" style:font-name-asian="Times New Roman1" style:font-size-asian="12.25pt" style:font-name-complex="Times New Roman1" style:font-size-complex="14pt"/>
    </style:style>
    <style:style style:name="T105" style:family="text">
      <style:text-properties style:font-name="Liberation Serif" fo:font-size="14pt" officeooo:rsid="00178d97" style:font-name-asian="Times New Roman2" style:font-size-asian="12.25pt" style:font-name-complex="Times New Roman2" style:font-size-complex="14pt"/>
    </style:style>
    <style:style style:name="T106" style:family="text">
      <style:text-properties style:font-name="Liberation Serif" fo:font-size="14pt" fo:language="en" fo:country="US" officeooo:rsid="0019c085" style:font-size-asian="12.25pt" style:font-name-complex="Times New Roman2" style:font-size-complex="14pt"/>
    </style:style>
    <style:style style:name="T107" style:family="text">
      <style:text-properties style:font-name="Liberation Serif" fo:font-size="14pt" fo:language="en" fo:country="US" fo:font-weight="normal" officeooo:rsid="001b635a" style:font-size-asian="12.25pt" style:font-weight-asian="normal" style:font-name-complex="Times New Roman2" style:font-size-complex="14pt" style:font-weight-complex="normal"/>
    </style:style>
    <style:style style:name="T108" style:family="text">
      <style:text-properties style:font-name="Liberation Serif" fo:font-size="14pt" fo:language="en" fo:country="US" fo:font-weight="normal" officeooo:rsid="00178d97" style:font-name-asian="Times New Roman1" style:font-size-asian="12.25pt" style:font-weight-asian="normal" style:font-name-complex="Times New Roman1" style:font-size-complex="14pt" style:font-weight-complex="normal"/>
    </style:style>
    <style:style style:name="T109" style:family="text">
      <style:text-properties style:font-name="Liberation Serif" fo:font-size="14pt" fo:language="ru" fo:country="RU" officeooo:rsid="0019c085" style:font-size-asian="12.25pt" style:font-name-complex="Times New Roman2" style:font-size-complex="14pt"/>
    </style:style>
    <style:style style:name="T110" style:family="text">
      <style:text-properties style:font-name="Liberation Serif" fo:font-size="14pt" fo:language="ru" fo:country="RU" fo:font-weight="normal" officeooo:rsid="001b635a" style:font-name-asian="Times New Roman1" style:font-size-asian="12.25pt" style:font-weight-asian="normal" style:font-name-complex="Times New Roman1" style:font-size-complex="14pt" style:font-weight-complex="normal"/>
    </style:style>
    <style:style style:name="T111" style:family="text">
      <style:text-properties style:font-name="Liberation Serif" fo:font-size="14pt" fo:language="ru" fo:country="RU" fo:font-weight="normal" officeooo:rsid="001b635a" style:font-size-asian="12.25pt" style:font-weight-asian="normal" style:font-name-complex="Times New Roman2" style:font-size-complex="14pt" style:font-weight-complex="normal"/>
    </style:style>
    <style:style style:name="T112" style:family="text">
      <style:text-properties style:font-name="Liberation Serif" fo:font-size="14pt" fo:font-weight="normal" officeooo:rsid="001b635a" style:font-size-asian="14pt" style:font-weight-asian="normal" style:font-name-complex="Times New Roman2" style:font-size-complex="14pt" style:font-weight-complex="normal"/>
    </style:style>
    <style:style style:name="T113" style:family="text">
      <style:text-properties style:font-name="Liberation Serif" fo:font-size="14pt" fo:font-weight="normal" officeooo:rsid="001b635a" style:font-size-asian="12.25pt" style:font-weight-asian="normal" style:font-name-complex="Times New Roman2" style:font-size-complex="14pt" style:font-weight-complex="normal"/>
    </style:style>
    <style:style style:name="T114" style:family="text">
      <style:text-properties style:font-name="Liberation Serif" fo:font-size="14pt" fo:background-color="#ffff00" loext:char-shading-value="0" style:font-size-asian="14pt" style:font-name-complex="Times New Roman2" style:font-size-complex="14pt"/>
    </style:style>
    <style:style style:name="T115" style:family="text">
      <style:text-properties style:font-name="Liberation Serif" fo:font-size="14pt" fo:background-color="#ffff00" loext:char-shading-value="0" style:font-size-asian="14pt" style:font-name-complex="Times New Roman2" style:font-size-complex="14pt"/>
    </style:style>
    <style:style style:name="T116" style:family="text">
      <style:text-properties style:font-name="Liberation Serif" fo:font-size="14pt" fo:letter-spacing="0.021cm" fo:font-weight="bold" style:font-size-asian="14pt" style:font-weight-asian="bold" style:font-size-complex="14pt"/>
    </style:style>
    <style:style style:name="T117" style:family="text">
      <style:text-properties style:font-name="Liberation Serif" fo:font-size="14pt" fo:letter-spacing="0.071cm" fo:font-weight="bold" style:letter-kerning="true" style:font-size-asian="14pt" style:font-weight-asian="bold" style:font-size-complex="14pt"/>
    </style:style>
    <style:style style:name="T118" style:family="text">
      <style:text-properties style:font-name="Liberation Serif" fo:font-size="9pt" style:font-size-asian="9pt" style:font-name-complex="Times New Roman2" style:font-size-complex="9pt"/>
    </style:style>
    <style:style style:name="T119" style:family="text">
      <style:text-properties style:font-name="Liberation Serif" fo:font-size="12pt" style:font-size-asian="12pt" style:font-size-complex="12pt"/>
    </style:style>
    <style:style style:name="T120" style:family="text">
      <style:text-properties style:font-name="Liberation Serif" fo:font-size="12pt" officeooo:rsid="00144a9b" style:font-size-asian="12pt" style:font-size-complex="12pt"/>
    </style:style>
    <style:style style:name="T121" style:family="text">
      <style:text-properties style:font-name="Liberation Serif" fo:font-size="12pt" fo:language="en" fo:country="US" officeooo:rsid="001de2d0" style:font-size-asian="12pt" style:font-size-complex="12pt"/>
    </style:style>
    <style:style style:name="T122" style:family="text">
      <style:text-properties style:font-name="Liberation Serif" fo:font-size="12pt" fo:language="en" fo:country="US" officeooo:rsid="001f3cf9" style:font-size-asian="12pt" style:font-size-complex="12pt"/>
    </style:style>
    <style:style style:name="T123" style:family="text">
      <style:text-properties officeooo:rsid="001f3cf9"/>
    </style:style>
    <style:style style:name="T124" style:family="text">
      <style:text-properties officeooo:rsid="001f3cf9" fo:background-color="#ffff00" loext:char-shading-value="0"/>
    </style:style>
    <style:style style:name="T125" style:family="text">
      <style:text-properties officeooo:rsid="001f3cf9" fo:background-color="#ffff00" loext:char-shading-value="0"/>
    </style:style>
    <style:style style:name="T126" style:family="text">
      <style:text-properties fo:color="#c9211e" style:font-name="Liberation Serif" fo:font-size="14pt" officeooo:rsid="001f3cf9" style:font-size-asian="14pt" style:font-name-complex="Times New Roman2" style:font-size-complex="14pt"/>
    </style:style>
    <style:style style:name="T127" style:family="text">
      <style:text-properties style:use-window-font-color="true" style:font-name="Liberation Serif" fo:font-size="14pt" officeooo:rsid="001f3cf9" style:font-size-asian="14pt" style:font-name-complex="Times New Roman2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Федеральное агентство связи</text:p>
      <text:p text:style-name="P29">федеральное государственное бюджетное образовательное учреждение </text:p>
      <text:p text:style-name="P29">высшего образования </text:p>
      <text:p text:style-name="P29">«Сибирский государственный университет телекоммуникаций и информатики» </text:p>
      <text:p text:style-name="P29">(СибГУТИ)</text:p>
      <text:p text:style-name="P8"><text:span text:style-name="Font_20_Style22"><text:span text:style-name="T90"/></text:span></text:p>
      <text:p text:style-name="P21"><text:span text:style-name="Strong"><text:span text:style-name="T36">09</text:span></text:span><text:span text:style-name="T37">.04.01 «Информатика и вычислительная техника»,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Font_20_Style22"><text:span text:style-name="T117">ОТЧЕТ</text:span></text:span></text:p>
      <text:p text:style-name="P6"><text:span text:style-name="Font_20_Style22"><text:span text:style-name="T90"/></text:span></text:p>
      <text:p text:style-name="P31"><text:span text:style-name="T4">по </text:span><text:span text:style-name="T7">ознакомительной</text:span><text:span text:style-name="T4"> практике</text:span><text:line-break/></text:p>
      <text:p text:style-name="P2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"><text:span text:style-name="Font_20_Style22"><text:span text:style-name="T96">Выполнил:</text:span></text:span></text:p>
      <text:p text:style-name="P12"><text:span text:style-name="Font_20_Style22"><text:span text:style-name="T96">магистрант гр. МГ-</text:span></text:span><text:span text:style-name="Font_20_Style22"><text:span text:style-name="T115">ХХХ </text:span></text:span><text:span text:style-name="Font_20_Style22"><text:span text:style-name="T96">__</text:span></text:span><text:span text:style-name="Font_20_Style22"><text:span text:style-name="T98">________________</text:span></text:span><text:span text:style-name="Font_20_Style22"><text:span text:style-name="T96">_____________ /Фамилия И.О./</text:span></text:span></text:p>
      <text:p text:style-name="P12"><text:span text:style-name="Font_20_Style22"><text:span text:style-name="T118"><text:tab/><text:tab/><text:tab/><text:tab/><text:tab/>подпись</text:span></text:span></text:p>
      <text:p text:style-name="P10"><text:span text:style-name="Font_20_Style22"><text:span text:style-name="T90"/></text:span></text:p>
      <text:p text:style-name="P10"><text:span text:style-name="Font_20_Style22"><text:span text:style-name="T90"/></text:span></text:p>
      <text:p text:style-name="P15"><text:span text:style-name="Font_20_Style22"><text:span text:style-name="T96">Руководитель практики от университета: </text:span></text:span></text:p>
      <text:p text:style-name="P16"><text:span text:style-name="Font_20_Style22"><text:span text:style-name="T96">должность</text:span></text:span></text:p>
      <text:p text:style-name="P16"><text:span text:style-name="Font_20_Style22"><text:span text:style-name="T98">профессор каф. ПМиК </text:span></text:span><text:span text:style-name="Font_20_Style22"><text:span text:style-name="T96">_________________________________ /Ф</text:span></text:span><text:span text:style-name="Font_20_Style22"><text:span text:style-name="T98">ионов</text:span></text:span><text:span text:style-name="Font_20_Style22"><text:span text:style-name="T96"> </text:span></text:span><text:span text:style-name="Font_20_Style22"><text:span text:style-name="T98">А</text:span></text:span><text:span text:style-name="Font_20_Style22"><text:span text:style-name="T96">.</text:span></text:span><text:span text:style-name="Font_20_Style22"><text:span text:style-name="T98">Н</text:span></text:span><text:span text:style-name="Font_20_Style22"><text:span text:style-name="T96">./</text:span></text:span></text:p>
      <text:p text:style-name="P12"><text:span text:style-name="Font_20_Style22"><text:span text:style-name="T118"><text:tab/><text:tab/><text:tab/>ОЦЕНКА, подпись</text:span></text:span></text:p>
      <text:p text:style-name="P10"><text:span text:style-name="Font_20_Style22"><text:span text:style-name="T90"/></text:span></text:p>
      <text:p text:style-name="P11"><text:span text:style-name="Font_20_Style22"><text:span text:style-name="T90"/></text:span></text:p>
      <text:p text:style-name="P9"><text:span text:style-name="Font_20_Style22"><text:span text:style-name="T90"/></text:span></text:p>
      <text:p text:style-name="P15"><text:span text:style-name="Font_20_Style22"><text:span text:style-name="T90"/></text:span></text:p>
      <text:p text:style-name="P5"><text:span text:style-name="Font_20_Style22"><text:span text:style-name="T90"/></text:span></text:p>
      <text:p text:style-name="P5"><text:span text:style-name="Font_20_Style22"><text:span text:style-name="T90"/></text:span></text:p>
      <text:p text:style-name="P5"><text:span text:style-name="Font_20_Style22"><text:span text:style-name="T90"/></text:span></text:p>
      <text:p text:style-name="P5"><text:span text:style-name="Font_20_Style22"><text:span text:style-name="T90"/></text:span></text:p>
      <text:p text:style-name="P5"><text:span text:style-name="Font_20_Style22"><text:span text:style-name="T90"/></text:span></text:p>
      <text:p text:style-name="P5"><text:span text:style-name="Font_20_Style22"><text:span text:style-name="T119">Новосибирск 20</text:span></text:span><text:span text:style-name="Font_20_Style22"><text:span text:style-name="T122">20</text:span></text:span></text:p>
      <text:p text:style-name="P45"/>
      <text:p text:style-name="P46">Содержание</text:p>
      <text:p text:style-name="P30"/>
      <text:p text:style-name="P38">Индивидуальное задание на <text:span text:style-name="T123">ознакомительную</text:span> практику<text:tab/><text:tab/><text:tab/><text:tab/>3</text:p>
      <text:p text:style-name="P26"><text:span text:style-name="T6">Общая характеристика </text:span><text:span text:style-name="T4">темы исследования<text:tab/><text:tab/><text:tab/><text:tab/><text:tab/><text:tab/></text:span><text:span text:style-name="T6">4</text:span></text:p>
      <text:p text:style-name="P27"><text:span text:style-name="T4">Обзор ведущих технологий и стандартов<text:tab/><text:tab/><text:tab/><text:tab/><text:tab/><text:tab/><text:tab/></text:span><text:span text:style-name="T6">5</text:span></text:p>
      <text:p text:style-name="P39">Литература<text:tab/><text:tab/><text:tab/><text:tab/><text:tab/><text:tab/><text:tab/><text:tab/><text:tab/><text:tab/><text:tab/> <text:s text:c="7"/>15</text:p>
      <text:h text:style-name="P24" text:outline-level="1"><text:bookmark-start text:name="_Toc470033948"/><text:span text:style-name="T65">Индивидуальное задание на </text:span><text:span text:style-name="T66">ознакомительную</text:span><text:span text:style-name="T65"> практику</text:span><text:bookmark-end text:name="_Toc470033948"/><text:span text:style-name="T65"><text:line-break/></text:span></text:h>
      <text:p text:style-name="P30">Магистрант: <text:span text:style-name="T70">Иванов Иван Иванович</text:span></text:p>
      <text:p text:style-name="P32">Направление подготовки: 09.04.01 <text:span text:style-name="T78">«Информатика и вычислительная техника»</text:span></text:p>
      <text:p text:style-name="P30">Период прохождения практики: <text:span text:style-name="T76">с </text:span><text:span text:style-name="T60">0</text:span><text:span text:style-name="T63">1</text:span><text:span text:style-name="T60">.09.20</text:span><text:span text:style-name="T63">20</text:span><text:span text:style-name="T60">г</text:span><text:span text:style-name="T76">. по </text:span><text:span text:style-name="T60">28.12.20</text:span><text:span text:style-name="T63">20</text:span><text:span text:style-name="T60">г</text:span><text:span text:style-name="T76">.</text:span> (3 ЗЕ/108 час.)</text:p>
      <text:p text:style-name="P30"/>
      <text:p text:style-name="P33">Тема практики: <text:span text:style-name="T125">Исследование и разработка технологии программной обработки больших массивов данных</text:span></text:p>
      <text:p text:style-name="P33"/>
      <text:p text:style-name="P33"/>
      <text:p text:style-name="P3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34">Виды и содержание работ</text:p>
          </table:table-cell>
          <table:table-cell table:style-name="Таблица4.A1" office:value-type="string">
            <text:p text:style-name="P35">Отметка о выполнении</text:p>
            <text:p text:style-name="P36">(ненужное вычеркнуть)</text:p>
          </table:table-cell>
          <table:table-cell table:style-name="Таблица4.A1" office:value-type="string">
            <text:p text:style-name="P35">Примечани<text:span text:style-name="T77">я</text:span></text:p>
          </table:table-cell>
        </table:table-row>
        <table:table-row table:style-name="Таблица4.1">
          <table:table-cell table:style-name="Таблица4.A1" office:value-type="string">
            <text:list xml:id="list2754359440" text:style-name="WWNum29">
              <text:list-header>
                <text:p text:style-name="P25"><text:span text:style-name="T5">1. </text:span><text:span text:style-name="T4">Регистрация в информационно-библиотечной системе СибГУТИ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1057000757" text:continue-numbering="true" text:style-name="WWNum29">
              <text:list-header>
                <text:p text:style-name="P25"><text:span text:style-name="T5">2. </text:span><text:span text:style-name="T4">Размещение портфолио в ЭИОС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4">
          <table:table-cell table:style-name="Таблица4.A1" office:value-type="string">
            <text:list xml:id="list215702513848711" text:continue-numbering="true" text:style-name="WWNum29">
              <text:list-header>
                <text:p text:style-name="P25"><text:span text:style-name="T5">3. </text:span><text:span text:style-name="T4">Выбор темы исследования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2553554204" text:continue-numbering="true" text:style-name="WWNum29">
              <text:list-header>
                <text:p text:style-name="P25"><text:span text:style-name="T5">4. </text:span><text:span text:style-name="T4">Изучение основных понятий и определений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1935335199" text:continue-numbering="true" text:style-name="WWNum29">
              <text:list-header>
                <text:p text:style-name="P25"><text:span text:style-name="T5">5. </text:span><text:span text:style-name="T4">Обзор ведущих технологий и стандартов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2041628004" text:continue-numbering="true" text:style-name="WWNum29">
              <text:list-header>
                <text:p text:style-name="P25"><text:span text:style-name="T5">6. </text:span><text:span text:style-name="T4">Выделение значимых публикаций по теме исследования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2151307264" text:continue-numbering="true" text:style-name="WWNum29">
              <text:list-header>
                <text:p text:style-name="P25"><text:span text:style-name="T5">7. </text:span><text:span text:style-name="T4">Сбор информации об исследовательских группах и разработчиках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2805356666" text:continue-numbering="true" text:style-name="WWNum29">
              <text:list-header>
                <text:p text:style-name="P25"><text:span text:style-name="T5">8. </text:span><text:span text:style-name="T4">Составление списка изданий и конференций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">
          <table:table-cell table:style-name="Таблица4.A1" office:value-type="string">
            <text:list xml:id="list215701078201500" text:continue-numbering="true" text:style-name="WWNum29">
              <text:list-header>
                <text:p text:style-name="P25"><text:span text:style-name="T5">9. </text:span><text:span text:style-name="T4">Поиск источников актуальной информации по теме исследования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  <table:table-row table:style-name="Таблица4.11">
          <table:table-cell table:style-name="Таблица4.A1" office:value-type="string">
            <text:list xml:id="list215701050188250" text:continue-numbering="true" text:style-name="WWNum29">
              <text:list-header>
                <text:p text:style-name="P25"><text:span text:style-name="T5">10. </text:span><text:span text:style-name="T4">Подготовка отчета</text:span></text:p>
              </text:list-header>
            </text:list>
          </table:table-cell>
          <table:table-cell table:style-name="Таблица4.B2" office:value-type="string">
            <text:p text:style-name="P36">выполнено</text:p>
            <text:p text:style-name="P36">не выполнено</text:p>
          </table:table-cell>
          <table:table-cell table:style-name="Таблица4.A1" office:value-type="string">
            <text:p text:style-name="P36"/>
          </table:table-cell>
        </table:table-row>
      </table:table>
      <text:p text:style-name="P30"/>
      <text:p text:style-name="P13"><text:span text:style-name="T96">Задание получил:</text:span><text:span text:style-name="Font_20_Style22"><text:span text:style-name="T96">_______________ /</text:span></text:span><text:span text:style-name="Font_20_Style22"><text:span text:style-name="T75">Фамилия И.О.</text:span></text:span><text:span text:style-name="Font_20_Style22"><text:span text:style-name="T96">/</text:span></text:span></text:p>
      <text:p text:style-name="P13"><text:span text:style-name="Font_20_Style22"><text:span text:style-name="T118"><text:tab/><text:tab/><text:tab/><text:tab/>дата, подпись</text:span></text:span></text:p>
      <text:p text:style-name="P42"/>
      <text:p text:style-name="P42"/>
      <text:p text:style-name="P13"><text:span text:style-name="T96">Задание </text:span><text:span text:style-name="T97">выдал</text:span><text:span text:style-name="T96">:</text:span><text:span text:style-name="Font_20_Style22"><text:span text:style-name="T96">_________________ /</text:span></text:span><text:span text:style-name="Font_20_Style22"><text:span text:style-name="T127">Фионов А.Н.</text:span></text:span><text:span text:style-name="Font_20_Style22"><text:span text:style-name="T96">/</text:span></text:span></text:p>
      <text:p text:style-name="P12"><text:span text:style-name="Font_20_Style22"><text:span text:style-name="T118"><text:tab/><text:tab/><text:tab/><text:tab/>дата, подпись</text:span></text:span></text:p>
      <text:p text:style-name="P12"><text:span text:style-name="Font_20_Style22"><text:span text:style-name="T118"/></text:span></text:p>
      <text:p text:style-name="P4"><text:span text:style-name="Font_20_Style22"><text:span text:style-name="T93">Общая характеристика </text:span></text:span><text:span text:style-name="Font_20_Style22"><text:span text:style-name="T92">темы исследования</text:span></text:span></text:p>
      <text:p text:style-name="P12"><text:span text:style-name="Font_20_Style22"><text:span text:style-name="T99"/></text:span></text:p>
      <text:p text:style-name="P20"><text:span text:style-name="Font_20_Style22"><text:span text:style-name="T100">В данном разделе раскрывается суть темы исследования, его актуальность, приводятся основные понятия и определения. Рекомендуемый объем </text:span></text:span><text:span text:style-name="Font_20_Style22"><text:span text:style-name="T104">–</text:span></text:span><text:span text:style-name="Font_20_Style22"><text:span text:style-name="T105"> 1 стр.</text:span></text:span></text:p>
      <text:p text:style-name="P17"><text:span text:style-name="Font_20_Style22"><text:span text:style-name="T99"/></text:span></text:p>
      <text:p text:style-name="P12"><text:span text:style-name="Font_20_Style22"><text:span text:style-name="T99"/></text:span></text:p>
      <text:p text:style-name="P3"><text:span text:style-name="Font_20_Style22"><text:span text:style-name="T94">Обзор ведущих технологий и стандартов</text:span></text:span></text:p>
      <text:p text:style-name="P12"><text:span text:style-name="Font_20_Style22"><text:span text:style-name="T99"/></text:span></text:p>
      <text:p text:style-name="P19"><text:span text:style-name="Font_20_Style22"><text:span text:style-name="T101">Это основная часть отчета, в которой дается краткая характеристика найденных источников. </text:span></text:span><text:span text:style-name="Font_20_Style22"><text:span text:style-name="T102">Полнотекстовый доступ может быть закрыт, но часто достаточно прочитать резюме (</text:span></text:span><text:span text:style-name="Font_20_Style22"><text:span text:style-name="T106">abstract), </text:span></text:span><text:span text:style-name="Font_20_Style22"><text:span text:style-name="T109">чтобы охарактеризовать источник. </text:span></text:span></text:p>
      <text:p text:style-name="P19"><text:span text:style-name="Font_20_Style22"><text:span text:style-name="T109"/></text:span></text:p>
      <text:p text:style-name="P14"><text:span text:style-name="Font_20_Style22"><text:span text:style-name="T102">Рекомендуемые ресурсы для поиска:</text:span></text:span></text:p>
      <text:list xml:id="list1917143382" text:style-name="L1">
        <text:list-item>
          <text:p text:style-name="P40"><text:span text:style-name="Font_20_Style22"><text:span text:style-name="T102">Библиотека СибГУТИ </text:span></text:span><text:a xlink:type="simple" xlink:href="https://sibsutis.ru/lib/libs.php" text:style-name="Internet_20_link" text:visited-style-name="Visited_20_Internet_20_Link"><text:span text:style-name="Font_20_Style22"><text:span text:style-name="T102">https://sibsutis.ru/lib/libs.php</text:span></text:span></text:a><text:span text:style-name="Font_20_Style22"><text:span text:style-name="T102"> (там есть ссылки на различные электронные каталоги).</text:span></text:span></text:p>
        </text:list-item>
        <text:list-item>
          <text:p text:style-name="P41"><text:span text:style-name="Font_20_Style22"><text:span text:style-name="T103">Информационно-поисковая система Роспатента </text:span></text:span><text:a xlink:type="simple" xlink:href="http://www1.fips.ru/wps/wcm/connect/content_ru/ru/inform_resources/inform_retrieval_system/" text:style-name="Internet_20_link" text:visited-style-name="Visited_20_Internet_20_Link"><text:span text:style-name="Font_20_Style22"><text:span text:style-name="T103">http://www1.fips.ru/wps/wcm/connect/content_ru/ru/inform_resources/inform_retrieval_system/</text:span></text:span></text:a><text:span text:style-name="Font_20_Style22"><text:span text:style-name="T103"> (используем раздел «Бесплатный доступ»).</text:span></text:span></text:p>
        </text:list-item>
        <text:list-item>
          <text:p text:style-name="P41"><text:span text:style-name="Font_20_Style22"><text:span text:style-name="T38">Научная электронная библиотека https://elibrary.ru</text:span></text:span></text:p>
        </text:list-item>
        <text:list-item>
          <text:p text:style-name="P41"><text:span text:style-name="Font_20_Style22"><text:span text:style-name="T39">Advanced Patent Search</text:span></text:span><text:span text:style-name="Font_20_Style22"><text:span text:style-name="T112"> </text:span></text:span><text:a xlink:type="simple" xlink:href="https://www.google.com/advanced_patent_search" text:style-name="Internet_20_link" text:visited-style-name="Visited_20_Internet_20_Link"><text:span text:style-name="Font_20_Style22"><text:span text:style-name="T113">https://www.google.com/advanced_patent_search</text:span></text:span></text:a></text:p>
        </text:list-item>
        <text:list-item>
          <text:p text:style-name="P41"><text:span text:style-name="Font_20_Style22"><text:span text:style-name="T107">Google Scholar </text:span></text:span><text:a xlink:type="simple" xlink:href="https://scholar.google.ru/" text:style-name="Internet_20_link" text:visited-style-name="Visited_20_Internet_20_Link"><text:span text:style-name="Font_20_Style22"><text:span text:style-name="T113">https://scholar.google.ru/</text:span></text:span></text:a></text:p>
        </text:list-item>
        <text:list-item>
          <text:p text:style-name="P41"><text:span text:style-name="Font_20_Style22"><text:span text:style-name="T107">IEEE Xplore Digital Library </text:span></text:span><text:a xlink:type="simple" xlink:href="http://ieeexplore.ieee.org/Xplore/home.jsp" text:style-name="Internet_20_link" text:visited-style-name="Visited_20_Internet_20_Link"><text:span text:style-name="Font_20_Style22"><text:span text:style-name="T107">http://ieeexplore.ieee.org</text:span></text:span></text:a></text:p>
        </text:list-item>
        <text:list-item>
          <text:p text:style-name="P41"><text:span text:style-name="Font_20_Style22"><text:span text:style-name="T107">ArXiv </text:span></text:span><text:span text:style-name="Font_20_Style22"><text:span text:style-name="T108">– </text:span></text:span><text:span text:style-name="Font_20_Style22"><text:span text:style-name="T110">архив статей </text:span></text:span><text:span text:style-name="Font_20_Style22"><text:span text:style-name="T90">в</text:span></text:span><text:span text:style-name="Font_20_Style22"><text:span text:style-name="T110"> открыт</text:span></text:span><text:span text:style-name="Font_20_Style22"><text:span text:style-name="T90">ом</text:span></text:span><text:span text:style-name="Font_20_Style22"><text:span text:style-name="T110"> доступ</text:span></text:span><text:span text:style-name="Font_20_Style22"><text:span text:style-name="T90">е</text:span></text:span><text:span text:style-name="Font_20_Style22"><text:span text:style-name="T110"> </text:span></text:span><text:span text:style-name="Font_20_Style22"><text:span text:style-name="T111">https</text:span></text:span><text:span text:style-name="Font_20_Style22"><text:span text:style-name="T107">://arxiv.org/</text:span></text:span></text:p>
        </text:list-item>
      </text:list>
      <text:p text:style-name="P12"><text:span text:style-name="Font_20_Style22"><text:span text:style-name="T99"/></text:span></text:p>
      <text:p text:style-name="P18"><text:span text:style-name="Font_20_Style22"><text:span text:style-name="T103">Научный руководитель может посоветовать какие-либо специфические ресурсы, связанные с темой исследования.</text:span></text:span></text:p>
      <text:p text:style-name="P17"><text:span text:style-name="Font_20_Style22"><text:span text:style-name="T99"/></text:span></text:p>
      <text:p text:style-name="P2"><text:span text:style-name="Font_20_Style22"><text:span text:style-name="T99">Ссылки на литературу оформляются в виде номера в квадратных скобках [1].  Как правило, литературные источники нумеруются в порядке их цитирования, но, если список литературы очень большой, допускается его построение в алфавитном порядке по фамилиям авторов.</text:span></text:span></text:p>
      <text:p text:style-name="P48">Список литературы оформляется в соответствии с ГОСТ Р 7.0.5-2008 «Библиографическая ссылка. Общие требования и правила составления».  В настоящей инструкции приведены типовые шаблоны для описаний монографий на русском [1] и английском [2] языках, книг с четырьмя и более авторами [3], книг без титульных авторов «под редакцией» [4], статей в русскоязычных журналах [5, 6], статей в англоязычных журналах [7], докладов на конференциях [8, 9], а также публикаций в Интернете [10–12].  Описание зарубежных источников даётся на языке оригинала без перевода.  При этом в названии статьи заглавной пишется только первая буква (за исключением имён собственных и символов элементов).  Для описаний работ в переводимых журналах указывайте сначала русскоязычный вариант, а затем (при необходимости) вариант на иностранном языке.  Адреса в Интернете рекомендуется вводить моноширинным шрифтом Courier New 11 пт или аналогичным.</text:p>
      <text:p text:style-name="P1"><text:soft-page-break/><text:span text:style-name="Font_20_Style22"><text:span text:style-name="T95">Литература</text:span></text:span></text:p>
      <text:p text:style-name="P47"> </text:p>
      <text:p text:style-name="P49">1.<text:span text:style-name="T82">       </text:span><text:span text:style-name="T84">Рябко Б. Я., Фионов А. Н.</text:span>  Криптографические методы защиты информации: учебное пособие для вузов. М.: Горячая линия–Телеком, 2005. 229 с.</text:p>
      <text:p text:style-name="P49">2.<text:span text:style-name="T82">       </text:span><text:span text:style-name="T84">Blake I., Seroussi G., Smart N.</text:span>  Elliptic Curves in Cryptography. Cambridge University Press, 2002. 204 p.</text:p>
      <text:p text:style-name="P49">3.<text:span text:style-name="T82">       </text:span>История России: учебник / А. С. Орлов, В. А. Георгиев, Н. Г. Георгиева, Т. А. Сивохина. 2-е изд., перераб. и доп. М.: Проспект, 2004. 514 с.</text:p>
      <text:p text:style-name="P49">4.<text:span text:style-name="T82">       </text:span>Экономика: учебник / под ред. А. С. Булатова. 3-е изд., перераб. и доп. М.: Экономистъ, 2003. 894 с.</text:p>
      <text:p text:style-name="P49">5.<text:span text:style-name="T82">       </text:span><text:span text:style-name="T84">Рябко Б. Я., Фионов А. Н.</text:span>  Эффективный метод адаптивного арифметического кодирования для источников с большими алфавитами // Проблемы передачи информации. 1999. Т. 35, № 4. С. 1–14.</text:p>
      <text:p text:style-name="P49">6.<text:span text:style-name="T82">       </text:span><text:span text:style-name="T84">Найман В. И.</text:span>  Тенденции развития телетрафика // Электросвязь. 2004. № 6. С. 32–35.</text:p>
      <text:p text:style-name="P49">7.<text:span text:style-name="T82">       </text:span><text:span text:style-name="T84">Diffie W., Hellman M. E.</text:span>  New directions in cryptography // IEEE Transactions on Information Theory. 1976. V. 22, № 3. P. 644–654.</text:p>
      <text:p text:style-name="P49">8.<text:span text:style-name="T82">       </text:span><text:span text:style-name="T84">Фионов А. Н.</text:span>  Построение омофонных кодов при неизвестной статистике источника сообщений // Международный семинар «Перспективы развития современных средств и систем телекоммуникаций». Санкт-Петербург, 30 июня – 4 июля, 2002. С. 83–86.</text:p>
      <text:p text:style-name="P49">9.<text:span text:style-name="T82">       </text:span><text:span text:style-name="T84">Fionov A.</text:span>  Arithmetic homophonic coding with dummy symbols // 2004 IEEE International Symposium on Information Theory (ISIT-2004). Chicago, Illinois, USA, June 27 – July 2, 2004. P. 129.</text:p>
      <text:p text:style-name="P49">10.<text:span text:style-name="T82">   </text:span><text:span text:style-name="T84">Малашевич Б.</text:span> Неизвестные модулярные суперЭВМ <text:span text:style-name="T59">[</text:span>Электронный ресурс<text:span text:style-name="T59">]</text:span>. <text:span text:style-name="T59">URL</text:span>: <text:span text:style-name="T88">http://www.computer-museum.ru/histussr/sok_evm.htm</text:span> (дата обращения: 12.01.2006).</text:p>
      <text:p text:style-name="P49"><text:span text:style-name="T59">11.</text:span><text:span text:style-name="T83">   </text:span><text:span text:style-name="T84">Ryabko B., Ryabko D. </text:span>Provably secure universal steganographic systems // Cryptology ePrint Archive. 2006. Report 2006/063. <text:span text:style-name="T59">URL: </text:span><text:span text:style-name="T88">http://eprint.iacr.org/2006/063</text:span> <text:span text:style-name="T59">(</text:span>дата обращения: 23.08.2007<text:span text:style-name="T59">).</text:span></text:p>
      <text:p text:style-name="P49">12.<text:span text:style-name="T82">   </text:span><text:span text:style-name="T84">Лэтчфорд Е. У.</text:span> С Белой армией в Сибири [Электронный ресурс] // Восточный фронт армии адмирала А. В. Колчака: [сайт]. [2004]. <text:span text:style-name="T59">URL</text:span>: <text:span text:style-name="T88">http://east-</text:span><text:span text:style-name="T89">front</text:span><text:span text:style-name="T88">.</text:span><text:span text:style-name="T89">narod</text:span><text:span text:style-name="T88">.</text:span><text:span text:style-name="T89">ru</text:span><text:span text:style-name="T88"><text:line-break/>/</text:span><text:span text:style-name="T89">memo</text:span><text:span text:style-name="T88">/</text:span><text:span text:style-name="T89">latchford</text:span><text:span text:style-name="T88">.</text:span><text:span text:style-name="T89">htm</text:span> (дата обращения: 23.08.2007).</text:p>
      <text:p text:style-name="P50"> 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4pt" fo:language="ru" fo:country="RU" style:letter-kerning="false" style:font-name-asian="Calibri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4pt" style:font-name-asian="Times New Roman2" style:font-family-asian="'Times New Roman'" style:font-family-generic-asian="system" style:font-pitch-asian="variable" style:font-size-asian="14pt" style:font-size-complex="14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system" style:font-pitch-asian="variable" style:font-size-asian="11pt" style:language-asian="en" style:country-asian="US" style:font-size-complex="11pt"/>
    </style:style>
    <style:style style:name="Text_5f_15" style:display-name="Text_15" style:family="paragraph" style:default-outline-level="">
      <style:paragraph-properties fo:margin-left="0cm" fo:margin-right="0cm" fo:line-height="0.635cm" fo:text-align="justify" style:justify-single-word="false" fo:orphans="2" fo:widows="2" fo:text-indent="1.27cm" style:auto-text-indent="false" style:writing-mode="lr-tb"/>
      <style:text-properties fo:font-size="14pt" style:font-size-asian="14pt" style:language-asian="en" style:country-asian="US" style:font-size-complex="14pt"/>
    </style:style>
    <style:style style:name="Text_5f_tb" style:display-name="Text_tb" style:family="paragraph" style:parent-style-name="Text_5f_15" style:default-outline-level="">
      <style:paragraph-properties fo:margin-left="0cm" fo:margin-right="0cm" fo:line-height="100%" fo:text-indent="0cm" style:auto-text-indent="false"/>
      <style:text-properties fo:font-size="12pt" style:font-size-asian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1" fo:font-family="Calibri" style:font-family-generic="roman" style:font-pitch="variable" fo:font-size="11pt" style:font-size-asian="11pt" style:language-asian="en" style:country-asian="US" style:font-size-complex="11pt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cm" fo:margin-right="0cm" fo:margin-top="0cm" fo:margin-bottom="0.635cm" loext:contextual-spacing="false" style:line-height-at-least="0cm" fo:text-align="center" style:justify-single-word="false" fo:text-indent="-0.776cm" style:auto-text-indent="false" fo:background-color="#ffffff"/>
      <style:text-properties fo:font-size="13.5pt" style:font-size-asian="13.5pt" style:font-size-complex="13.5pt"/>
    </style:style>
    <style:style style:name="Основной_20_текст_20__28_7_29_" style:display-name="Основной текст (7)" style:family="paragraph" style:parent-style-name="Standard" style:default-outline-level="">
      <loext:graphic-properties draw:fill="solid" draw:fill-color="#ffffff"/>
      <style:paragraph-properties fo:line-height="1.134cm" fo:background-color="#ffffff"/>
      <style:text-properties fo:font-size="13.5pt" style:font-size-asian="13.5pt" style:font-size-complex="13.5pt"/>
    </style:style>
    <style:style style:name="Обычный.Новый" style:family="paragraph" style:default-outline-level="">
      <style:paragraph-properties fo:text-align="start" style:justify-single-word="false" fo:orphans="2" fo:widows="2" style:writing-mode="lr-tb"/>
      <style:text-properties style:font-name-asian="Times New Roman2" style:font-family-asian="'Times New Roman'" style:font-family-generic-asian="system" style:font-pitch-asian="variable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0.847cm" fo:margin-bottom="8.361cm" loext:contextual-spacing="false" style:line-height-at-least="0cm" fo:background-color="#ffffff"/>
      <style:text-properties fo:font-size="7.5pt" style:font-size-asian="7.5pt" style:font-size-complex="7.5pt"/>
    </style:style>
    <style:style style:name="Основной_20_текст3" style:display-name="Основной текст3" style:family="paragraph" style:parent-style-name="Standard" style:default-outline-level="">
      <loext:graphic-properties draw:fill="solid" draw:fill-color="#ffffff"/>
      <style:paragraph-properties fo:margin-left="0cm" fo:margin-right="0cm" fo:line-height="0.499cm" fo:text-align="center" style:justify-single-word="false" fo:text-indent="-1.129cm" style:auto-text-indent="false" fo:background-color="#ffffff"/>
      <style:text-properties fo:color="#000000" fo:font-size="11pt" style:font-size-asian="11pt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106cm" loext:contextual-spacing="false" style:line-height-at-least="0cm" fo:text-align="center" style:justify-single-word="false" fo:background-color="#ffffff"/>
      <style:text-properties fo:font-size="15pt" style:font-size-asian="15pt" style:font-size-complex="15pt"/>
    </style:style>
    <style:style style:name="Style" style:family="paragraph" style:default-outline-level="">
      <style:paragraph-properties fo:text-align="start" style:justify-single-word="false" fo:orphans="0" fo:widows="0" style:writing-mode="lr-tb"/>
      <style:text-properties style:font-name="TimesNewRomanPSMT" fo:font-family="TimesNewRomanPSMT" style:font-family-generic="roman" style:font-pitch="variable" fo:font-size="12pt" style:font-name-asian="Calibri" style:font-family-asian="Calibri" style:font-family-generic-asian="system" style:font-pitch-asian="variable" style:font-size-asian="12pt" style:language-asian="zh" style:country-asian="CN" style:font-name-complex="TimesNewRomanPSMT1" style:font-family-complex="TimesNewRomanPSMT" style:font-family-generic-complex="system" style:font-pitch-complex="variable" style:font-size-complex="12pt"/>
    </style:style>
    <style:style style:name="Style16" style:family="paragraph" style:parent-style-name="Standard" style:default-outline-level="">
      <style:paragraph-properties fo:line-height="0.362cm" fo:text-align="justify" style:justify-single-word="false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tyle7" style:family="paragraph" style:parent-style-name="Standard" style:default-outline-level="">
      <style:paragraph-properties fo:line-height="0.483cm" fo:text-align="justify" style:justify-single-word="false" fo:orphans="0" fo:widows="0"/>
      <style:text-properties fo:font-size="12pt" style:font-size-asian="12pt" style:font-size-complex="12pt"/>
    </style:style>
    <style:style style:name="Style19" style:family="paragraph" style:parent-style-name="Standard" style:default-outline-level="">
      <style:paragraph-properties fo:line-height="0.474cm" fo:text-align="justify" style:justify-single-word="false" fo:orphans="0" fo:widows="0"/>
      <style:text-properties fo:font-size="12pt" style:font-size-asian="12pt" style:font-size-complex="12pt"/>
    </style:style>
    <style:style style:name="Style17" style:family="paragraph" style:parent-style-name="Standard" style:default-outline-level="">
      <style:paragraph-properties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TOC_20_Heading" style:display-name="TOC Heading" style:family="paragraph" style:parent-style-name="Heading_20_1" style:default-outline-level="">
      <style:paragraph-properties fo:line-height="108%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  <style:text-properties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language-asian="en" style:country-asian="U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Text_5f_15_20_Знак" style:display-name="Text_15 Знак" style:family="text">
      <style:text-properties fo:font-size="14pt" fo:language="ru" fo:country="RU" style:font-size-asian="14pt" style:language-asian="en" style:country-asian="US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Основной_20_текст_20_Знак1" style:display-name="Основной текст Знак1" style:family="text">
      <style:text-properties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Верхний_20_колонтитул_20_Знак" style:display-name="Верхний колонтитул Знак" style:family="text">
      <style:text-properties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Нижний_20_колонтитул_20_Знак" style:display-name="Нижний колонтитул Знак" style:family="text">
      <style:text-properties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Основной_20_текст_5f_" style:display-name="Основной текст_" style:family="text">
      <style:text-properties fo:font-size="13.5pt" fo:background-color="#ffffff" style:font-name-asian="Times New Roman2" style:font-family-asian="'Times New Roman'" style:font-family-generic-asian="system" style:font-pitch-asian="variable" style:font-size-asian="13.5pt" style:font-size-complex="13.5pt"/>
    </style:style>
    <style:style style:name="Основной_20_текст_20__28_7_29__5f_" style:display-name="Основной текст (7)_" style:family="text">
      <style:text-properties fo:font-size="13.5pt" fo:background-color="#ffffff" style:font-name-asian="Times New Roman2" style:font-family-asian="'Times New Roman'" style:font-family-generic-asian="system" style:font-pitch-asian="variable" style:font-size-asian="13.5pt" style:font-size-complex="13.5pt"/>
    </style:style>
    <style:style style:name="Основной_20_текст_20__28_7_29__20__2b__20_Не_20_полужирный" style:display-name="Основной текст (7) + Не полужирный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3.5pt" fo:letter-spacing="normal" fo:font-style="normal" fo:font-weight="bold" style:font-name-asian="Times New Roman2" style:font-family-asian="'Times New Roman'" style:font-family-generic-asian="system" style:font-pitch-asian="variable" style:font-size-asian="13.5pt" style:font-style-asian="normal" style:font-weight-asian="bold" style:font-name-complex="Times New Roman2" style:font-family-complex="'Times New Roman'" style:font-family-generic-complex="system" style:font-pitch-complex="variable" style:font-size-complex="13.5pt" style:font-style-complex="normal" style:font-weight-complex="bold"/>
    </style:style>
    <style:style style:name="Основной_20_текст_20__28_4_29__5f_" style:display-name="Основной текст (4)_" style:family="text" style:parent-style-name="Default_20_Paragraph_20_Font">
      <style:text-properties fo:font-size="7.5pt" fo:background-color="#ffffff" style:font-name-asian="Times New Roman2" style:font-family-asian="'Times New Roman'" style:font-family-generic-asian="system" style:font-pitch-asian="variable" style:font-size-asian="7.5pt" style:font-size-complex="7.5pt"/>
    </style:style>
    <style:style style:name="Основной_20_текст_20__28_2_29__5f_" style:display-name="Основной текст (2)_" style:family="text" style:parent-style-name="Default_20_Paragraph_20_Font">
      <style:text-properties fo:font-size="15pt" fo:background-color="#ffffff" style:font-name-asian="Times New Roman2" style:font-family-asian="'Times New Roman'" style:font-family-generic-asian="system" style:font-pitch-asian="variable" style:font-size-asian="15pt" style:font-size-complex="1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2" style:font-family-complex="'Times New Roman'" style:font-family-generic-complex="system" style:font-pitch-complex="variable" style:font-size-complex="16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fo:font-style="normal" fo:font-weight="normal" style:font-style-asian="normal" style:font-weight-asian="normal"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bold" style:font-name-asian="Times New Roman2" style:font-family-asian="'Times New Roman'" style:font-family-generic-asian="system" style:font-pitch-asian="variable" style:font-size-asian="13.5pt" style:font-style-asian="normal" style:font-weight-asian="bold" style:font-name-complex="Times New Roman2" style:font-family-complex="'Times New Roman'" style:font-family-generic-complex="system" style:font-pitch-complex="variable" style:font-size-complex="13.5pt" style:font-style-complex="normal" style:font-weight-complex="bold" style:text-scale="100%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bold" style:font-name-asian="Times New Roman2" style:font-family-asian="'Times New Roman'" style:font-family-generic-asian="system" style:font-pitch-asian="variable" style:font-size-asian="13.5pt" style:font-style-asian="normal" style:font-weight-asian="bold" style:font-name-complex="Times New Roman2" style:font-family-complex="'Times New Roman'" style:font-family-generic-complex="system" style:font-pitch-complex="variable" style:font-size-complex="13.5pt" style:font-style-complex="normal" style:font-weight-complex="bold" style:text-scale="100%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normal" style:font-name-asian="Times New Roman2" style:font-family-asian="'Times New Roman'" style:font-family-generic-asian="system" style:font-pitch-asian="variable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122" style:display-name="ListLabel 122" style:family="text">
      <style:text-properties style:font-name-complex="Times New Roman2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)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)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20" style:num-suffix=".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23" style:num-suffix="." style:num-format="1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26" style:num-suffix="." style:num-format="1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65" style:num-suffix="." style:num-format="1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66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68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69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71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635cm" fo:margin-left="4.136cm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06cm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76cm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7.946cm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16cm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86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11.756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2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84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85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86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87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88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9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92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9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95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9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98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11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12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13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14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15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16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17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199cm" fo:text-indent="-0.699cm" fo:margin-left="1.1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18" style:num-suffix="-" text:bullet-char="-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number text:level="2" text:style-name="ListLabel_20_119" style:num-format="1" text:start-value="3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20" style:num-format="1" text:start-value="6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ListLabel_20_121" style:num-suffix="." style:num-format="1" text:start-value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291cm" fo:text-indent="-0.318cm" fo:margin-left="3.2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101cm" fo:text-indent="-0.318cm" fo:margin-left="7.1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911cm" fo:text-indent="-0.318cm" fo:margin-left="10.9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Солонская О.И.</meta:initial-creator>
    <dc:description>solonskaya@gmail.com383 269 82 41</dc:description>
    <meta:editing-cycles>45</meta:editing-cycles>
    <meta:creation-date>2017-03-14T08:33:00</meta:creation-date>
    <dc:date>2020-11-11T21:57:00.567000000</dc:date>
    <meta:editing-duration>PT2H41M24S</meta:editing-duration>
    <meta:generator>LibreOffice/6.4.2.2$Windows_X86_64 LibreOffice_project/4e471d8c02c9c90f512f7f9ead8875b57fcb1ec3</meta:generator>
    <meta:document-statistic meta:table-count="1" meta:image-count="0" meta:object-count="0" meta:page-count="5" meta:paragraph-count="94" meta:word-count="768" meta:character-count="6129" meta:non-whitespace-character-count="5332"/>
    <meta:user-defined meta:name="AppVersion">16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